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1354in" fo:margin-left="0in" fo:margin-top="0in" fo:margin-bottom="0in" table:align="left"/>
    </style:style>
    <style:style style:name="Table1.A" style:family="table-column">
      <style:table-column-properties style:column-width="1.1868in"/>
    </style:style>
    <style:style style:name="Table1.B" style:family="table-column">
      <style:table-column-properties style:column-width="1.3542in"/>
    </style:style>
    <style:style style:name="Table1.C" style:family="table-column">
      <style:table-column-properties style:column-width="1.5313in"/>
    </style:style>
    <style:style style:name="Table1.E" style:family="table-column">
      <style:table-column-properties style:column-width="1.5319in"/>
    </style:style>
    <style:style style:name="Table1.1" style:family="table-row">
      <style:table-row-properties style:min-row-height="0.3542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B1" style:family="table-cell">
      <style:table-cell-properties style:vertical-align="" fo:padding="0.0694in" fo:border-left="none" fo:border-right="1pt solid #000000" fo:border-top="1pt solid #000000" fo:border-bottom="1pt solid #000000"/>
    </style:style>
    <style:style style:name="Table1.2" style:family="table-row">
      <style:table-row-properties style:min-row-height="0.5313in" fo:keep-together="auto"/>
    </style:style>
    <style:style style:name="Table1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3" style:family="table-row">
      <style:table-row-properties style:min-row-height="0.3438in" fo:keep-together="auto"/>
    </style:style>
    <style:style style:name="P1" style:family="paragraph" style:parent-style-name="Standard">
      <style:text-properties fo:font-size="72pt" fo:font-style="italic" fo:background-color="#b6d7a8" style:font-size-asian="72pt" style:font-style-asian="italic" style:font-size-complex="72pt" style:font-style-complex="italic"/>
    </style:style>
    <style:style style:name="P2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3" style:family="paragraph" style:parent-style-name="Standard" style:master-page-name="Standard">
      <style:paragraph-properties fo:margin-left="0in" fo:margin-right="0in" fo:margin-top="0.1665in" fo:margin-bottom="0.1665in" loext:contextual-spacing="false" fo:line-height="100%" fo:text-align="center" style:justify-single-word="false" fo:text-indent="0in" style:auto-text-indent="false" style:page-number="1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5" style:family="paragraph" style:parent-style-name="Standard">
      <style:paragraph-properties fo:margin-left="-0.4165in" fo:margin-right="0in" fo:margin-top="0in" fo:margin-bottom="0in" loext:contextual-spacing="false" fo:line-height="115%" fo:text-indent="0in" style:auto-text-indent="false"/>
    </style:style>
    <style:style style:name="P6" style:family="paragraph" style:parent-style-name="Standard">
      <style:paragraph-properties fo:margin-left="-0.4165in" fo:margin-right="0in" fo:margin-top="0in" fo:margin-bottom="0in" loext:contextual-spacing="false" fo:line-height="115%" fo:text-indent="0in" style:auto-text-indent="false"/>
      <style:text-properties fo:font-style="italic" fo:background-color="#b6d7a8" style:font-style-asian="italic" style:font-style-complex="italic"/>
    </style:style>
    <style:style style:name="P7" style:family="paragraph" style:parent-style-name="Standard" style:list-style-name="WWNum7">
      <style:paragraph-properties fo:margin-top="0.1665in" fo:margin-bottom="0.1665in" loext:contextual-spacing="false" fo:line-height="100%"/>
    </style:style>
    <style:style style:name="P8" style:family="paragraph" style:parent-style-name="Standard" style:list-style-name="WWNum3">
      <style:paragraph-properties fo:margin-top="0.1665in" fo:margin-bottom="0.1665in" loext:contextual-spacing="false" fo:line-height="100%"/>
    </style:style>
    <style:style style:name="P9" style:family="paragraph" style:parent-style-name="Standard" style:list-style-name="WWNum5">
      <style:paragraph-properties fo:margin-top="0.1665in" fo:margin-bottom="0.1665in" loext:contextual-spacing="false" fo:line-height="100%"/>
    </style:style>
    <style:style style:name="P10" style:family="paragraph" style:parent-style-name="Standard" style:list-style-name="WWNum1">
      <style:paragraph-properties fo:margin-top="0.1665in" fo:margin-bottom="0.1665in" loext:contextual-spacing="false" fo:line-height="100%"/>
    </style:style>
    <style:style style:name="P11" style:family="paragraph" style:parent-style-name="Standard" style:list-style-name="WWNum8">
      <style:paragraph-properties fo:margin-top="0.1665in" fo:margin-bottom="0in" loext:contextual-spacing="false" fo:line-height="100%"/>
    </style:style>
    <style:style style:name="P12" style:family="paragraph" style:parent-style-name="Standard" style:list-style-name="WWNum11">
      <style:paragraph-properties fo:margin-top="0.1665in" fo:margin-bottom="0in" loext:contextual-spacing="false" fo:line-height="100%"/>
    </style:style>
    <style:style style:name="P13" style:family="paragraph" style:parent-style-name="Standard" style:list-style-name="WWNum10">
      <style:paragraph-properties fo:margin-top="0.1665in" fo:margin-bottom="0in" loext:contextual-spacing="false" fo:line-height="100%"/>
    </style:style>
    <style:style style:name="P14" style:family="paragraph" style:parent-style-name="Standard" style:list-style-name="WWNum4">
      <style:paragraph-properties fo:margin-top="0.1665in" fo:margin-bottom="0in" loext:contextual-spacing="false" fo:line-height="100%"/>
    </style:style>
    <style:style style:name="P15" style:family="paragraph" style:parent-style-name="Standard" style:list-style-name="WWNum9">
      <style:paragraph-properties fo:margin-top="0.1665in" fo:margin-bottom="0in" loext:contextual-spacing="false" fo:line-height="100%"/>
    </style:style>
    <style:style style:name="P16" style:family="paragraph" style:parent-style-name="Standard" style:list-style-name="WWNum6">
      <style:paragraph-properties fo:margin-top="0.1665in" fo:margin-bottom="0in" loext:contextual-spacing="false" fo:line-height="100%"/>
    </style:style>
    <style:style style:name="P17" style:family="paragraph" style:parent-style-name="Standard" style:list-style-name="WWNum2">
      <style:paragraph-properties fo:margin-top="0.1665in" fo:margin-bottom="0in" loext:contextual-spacing="false" fo:line-height="100%"/>
    </style:style>
    <style:style style:name="P18" style:family="paragraph" style:parent-style-name="Standard" style:list-style-name="WWNum8">
      <style:paragraph-properties fo:margin-top="0in" fo:margin-bottom="0in" loext:contextual-spacing="false" fo:line-height="100%"/>
    </style:style>
    <style:style style:name="P19" style:family="paragraph" style:parent-style-name="Standard" style:list-style-name="WWNum11">
      <style:paragraph-properties fo:margin-top="0in" fo:margin-bottom="0in" loext:contextual-spacing="false" fo:line-height="100%"/>
    </style:style>
    <style:style style:name="P20" style:family="paragraph" style:parent-style-name="Standard" style:list-style-name="WWNum9">
      <style:paragraph-properties fo:margin-top="0in" fo:margin-bottom="0in" loext:contextual-spacing="false" fo:line-height="100%"/>
    </style:style>
    <style:style style:name="P21" style:family="paragraph" style:parent-style-name="Standard" style:list-style-name="WWNum2">
      <style:paragraph-properties fo:margin-top="0in" fo:margin-bottom="0in" loext:contextual-spacing="false" fo:line-height="100%"/>
    </style:style>
    <style:style style:name="P22" style:family="paragraph" style:parent-style-name="Standard" style:list-style-name="WWNum8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9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8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26" style:family="paragraph" style:parent-style-name="Standard" style:list-style-name="WWNum9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27" style:family="paragraph" style:parent-style-name="Standard" style:list-style-name="WWNum2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28" style:family="paragraph" style:parent-style-name="Standard" style:list-style-name="WWNum11">
      <style:paragraph-properties fo:margin-top="0in" fo:margin-bottom="0.1665in" loext:contextual-spacing="false" fo:line-height="100%"/>
    </style:style>
    <style:style style:name="P29" style:family="paragraph" style:parent-style-name="Standard" style:list-style-name="WWNum10">
      <style:paragraph-properties fo:margin-top="0in" fo:margin-bottom="0.1665in" loext:contextual-spacing="false" fo:line-height="100%"/>
    </style:style>
    <style:style style:name="P30" style:family="paragraph" style:parent-style-name="Standard" style:list-style-name="WWNum4">
      <style:paragraph-properties fo:margin-top="0in" fo:margin-bottom="0.1665in" loext:contextual-spacing="false" fo:line-height="100%"/>
    </style:style>
    <style:style style:name="P31" style:family="paragraph" style:parent-style-name="Standard" style:list-style-name="WWNum6">
      <style:paragraph-properties fo:margin-top="0in" fo:margin-bottom="0.1665in" loext:contextual-spacing="false" fo:line-height="100%"/>
    </style:style>
    <style:style style:name="P32" style:family="paragraph" style:parent-style-name="Standard">
      <style:paragraph-properties fo:margin-left="0.5in" fo:margin-right="0in" fo:margin-top="0.1665in" fo:margin-bottom="0.1665in" loext:contextual-spacing="false" fo:line-height="100%" fo:text-indent="0.5in" style:auto-text-indent="false"/>
    </style:style>
    <style:style style:name="P33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34" style:family="paragraph" style:parent-style-name="Heading_20_3">
      <style:paragraph-properties fo:margin-top="0.1945in" fo:margin-bottom="0.0555in" loext:contextual-spacing="false" fo:line-height="100%" fo:keep-together="auto" fo:keep-with-next="auto"/>
      <style:text-properties fo:font-size="13pt" fo:font-weight="bold" fo:background-color="#b6d7a8" style:font-size-asian="13pt" style:font-weight-asian="bold" style:font-size-complex="13pt" style:font-weight-complex="bold"/>
    </style:style>
    <style:style style:name="P35" style:family="paragraph" style:parent-style-name="Heading_20_3">
      <style:paragraph-properties fo:margin-top="0.1945in" fo:margin-bottom="0.0555in" loext:contextual-spacing="false" fo:line-height="100%" fo:keep-together="auto" fo:keep-with-next="auto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72pt" fo:font-style="italic" fo:background-color="#b6d7a8" loext:char-shading-value="0" style:font-size-asian="72pt" style:font-style-asian="italic" style:font-size-complex="72pt" style:font-style-complex="italic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8pt" fo:font-style="italic" fo:background-color="#b6d7a8" loext:char-shading-value="0" style:font-size-asian="48pt" style:font-style-asian="italic" style:font-size-complex="48pt" style:font-style-complex="italic"/>
    </style:style>
    <style:style style:name="T5" style:family="text">
      <style:text-properties fo:font-size="13pt" fo:font-style="italic" fo:font-weight="bold" fo:background-color="#b6d7a8" loext:char-shading-value="0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fo:font-size="13pt" fo:font-weight="bold" fo:background-color="#b6d7a8" loext:char-shading-value="0" style:font-size-asian="13pt" style:font-weight-asian="bold" style:font-size-complex="13pt" style:font-weight-complex="bold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24pt" fo:font-style="italic" fo:background-color="#b6d7a8" loext:char-shading-value="0" style:font-size-asian="24pt" style:font-style-asian="italic" style:font-size-complex="24pt" style:font-style-complex="italic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weight="bold" fo:background-color="#b6d7a8" loext:char-shading-value="0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background-color="#b6d7a8" loext:char-shading-value="0"/>
    </style:style>
    <style:style style:name="T13" style:family="text">
      <style:text-properties fo:font-style="italic" fo:background-color="#b6d7a8" loext:char-shading-value="0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background-color="#d9ead3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line-break/><text:line-break/>Pracovní list</text:span></text:p>
      <text:p text:style-name="Standard"><text:span text:style-name="T3">Tým: </text:span><text:span text:style-name="T4">název týmu</text:span><text:span text:style-name="T2"><text:line-break/></text:span></text:p>
      <text:p text:style-name="P2"><text:span text:style-name="T8">[Zde vložte vybrané logo vašeho týmu]</text:span></text:p>
      <text:p text:style-name="P1"/>
      <text:p text:style-name="Standard"><text:span text:style-name="T9"><text:line-break/><text:line-break/><text:line-break/><text:line-break/></text:span></text:p>
      <text:p text:style-name="Standard"><text:span text:style-name="T9"><text:line-break/>(Tento dokument slouží jako váš hlavní projektový deník. Budete se k němu vracet v průběhu celého projektu a doplňovat ho.)</text:span></text:p>
      <text:p text:style-name="P33"><text:bookmark text:name="_qalzgx93wpom"/><text:span text:style-name="T6">1. Náš tým a role</text:span></text:p>
      <text:p text:style-name="P2"><text:span text:style-name="T10">Členové týmu:</text:span><text:span text:style-name="T12"> </text:span><text:span text:style-name="T13">(Vyplňte tabulku podle toho, jak jste si rozdělili hlavní zaměření)<text:line-break/>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4">Jméno</text:p>
          </table:table-cell>
          <table:table-cell table:style-name="Table1.B1" office:value-type="string">
            <text:p text:style-name="P5"><text:span text:style-name="T13"><text:s/></text:span></text:p>
          </table:table-cell>
          <table:table-cell table:style-name="Table1.B1" office:value-type="string">
            <text:p text:style-name="P5"><text:span text:style-name="T13"><text:s/></text:span></text:p>
          </table:table-cell>
          <table:table-cell table:style-name="Table1.B1" office:value-type="string">
            <text:p text:style-name="P5"><text:span text:style-name="T13"><text:s/></text:span></text:p>
          </table:table-cell>
          <table:table-cell table:style-name="Table1.B1" office:value-type="string">
            <text:p text:style-name="P5"><text:span text:style-name="T13"><text:s/></text:span></text:p>
          </table:table-cell>
        </table:table-row>
        <table:table-row table:style-name="Table1.2">
          <table:table-cell table:style-name="Table1.A2" office:value-type="string">
            <text:p text:style-name="P4">E-mail</text:p>
          </table:table-cell>
          <table:table-cell table:style-name="Table1.B2" office:value-type="string">
            <text:p text:style-name="P5"><text:span text:style-name="T13"><text:s/></text:span></text:p>
          </table:table-cell>
          <table:table-cell table:style-name="Table1.B2" office:value-type="string">
            <text:p text:style-name="P5"><text:span text:style-name="T13"><text:s/></text:span></text:p>
          </table:table-cell>
          <table:table-cell table:style-name="Table1.B2" office:value-type="string">
            <text:p text:style-name="P5"><text:span text:style-name="T13"><text:s/></text:span></text:p>
          </table:table-cell>
          <table:table-cell table:style-name="Table1.B2" office:value-type="string">
            <text:p text:style-name="P5"><text:span text:style-name="T13"><text:s/></text:span></text:p>
          </table:table-cell>
        </table:table-row>
        <table:table-row table:style-name="Table1.3">
          <table:table-cell table:style-name="Table1.A2" office:value-type="string">
            <text:p text:style-name="P4">Silné stránky (které mohou týmu pomoci při řešení tohoto projektu)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 table:style-name="Table1.3">
          <table:table-cell table:style-name="Table1.A2" office:value-type="string">
            <text:p text:style-name="P4">Hlavní role v týmu<text:span text:style-name="T13"><text:line-break/></text:span>(Kód, Hardware, Vedení projektu, Podpora, video, střih videa apod.)<text:line-break/><text:span text:style-name="T14">[Postupně můžete doplňovat]</text:span></text:p>
          </table:table-cell>
          <table:table-cell table:style-name="Table1.B2" office:value-type="string">
            <text:p text:style-name="P5"><text:span text:style-name="T13"><text:s/></text:span></text:p>
          </table:table-cell>
          <table:table-cell table:style-name="Table1.B2" office:value-type="string">
            <text:p text:style-name="P5"><text:span text:style-name="T13"><text:s/></text:span></text:p>
          </table:table-cell>
          <table:table-cell table:style-name="Table1.B2" office:value-type="string">
            <text:p text:style-name="P5"><text:span text:style-name="T13"><text:s/></text:span></text:p>
          </table:table-cell>
          <table:table-cell table:style-name="Table1.B2" office:value-type="string">
            <text:p text:style-name="P5"><text:span text:style-name="T13"><text:s/></text:span></text:p>
          </table:table-cell>
        </table:table-row>
      </table:table>
      <text:p text:style-name="P34"><text:bookmark text:name="_z763bu6x3m2t"/></text:p>
      <text:p text:style-name="P33"><text:bookmark text:name="_d8j414x7kfjn"/><text:span text:style-name="T7">2. Návrh řešení a prezentace</text:span></text:p>
      <text:p text:style-name="P2"><text:span text:style-name="T11">Stručný popis našeho projektu:</text:span> <text:span text:style-name="T14">(2–3 věty o tom, co váš IoT projekt dělá a jaký problém řeší)</text:span></text:p>
      <text:list xml:id="list3419918281" text:style-name="WWNum7">
        <text:list-item>
          <text:p text:style-name="P7">[Doplňte text]</text:p>
        </text:list-item>
      </text:list>
      <text:p text:style-name="P2"><text:span text:style-name="T11">Odkaz na prezentaci návrhu:</text:span> <text:span text:style-name="T14">(Vložte odkaz na vaše Google Prezentace. Nezapomeňte nastavit práva ke čtení pro spolužáky a komentování pro učitele!)</text:span></text:p>
      <text:list xml:id="list4291018714" text:style-name="WWNum3">
        <text:list-item>
          <text:p text:style-name="P8"><text:span text:style-name="T15">[Vložte odkaz]</text:span></text:p>
        </text:list-item>
      </text:list>
      <text:p text:style-name="P2"><text:span text:style-name="T11">Zpětná vazba z obhajoby návrhu (Kontrolní bod):</text:span></text:p>
      <text:list xml:id="list4240459525" text:style-name="WWNum8">
        <text:list-item>
          <text:p text:style-name="P11"><text:span text:style-name="T11">Datum prezentace:</text:span> <text:span text:style-name="T15">[Doplňte datum]</text:span></text:p>
        </text:list-item>
        <text:list-item>
          <text:p text:style-name="P18"><text:soft-page-break/><text:span text:style-name="T11">Poznámky od učitelů a spolužáků (Co máme zlepšit, doplnit nebo změnit):</text:span></text:p>
          <text:list>
            <text:list-item>
              <text:p text:style-name="P22"><text:span text:style-name="T15">[Doplňte poznámku 1]</text:span></text:p>
            </text:list-item>
            <text:list-item>
              <text:p text:style-name="P25"><text:span text:style-name="T15">[Doplňte poznámku 2]</text:span></text:p>
            </text:list-item>
          </text:list>
        </text:list-item>
      </text:list>
      <text:p text:style-name="P33"><text:bookmark text:name="_93er2jr983s"/><text:span text:style-name="T7">3. Plán a rozdělení úkolů v týmu</text:span></text:p>
      <text:p text:style-name="P2"><text:span text:style-name="T14">(Vypište konkrétní kroky z vaší prezentace, abyste věděli, kdo má co na starosti. Domluvte si formát - tabulka, seznam. Využijte při tom “@jméno” k notifikaci členů.)</text:span></text:p>
      <text:list xml:id="list1377962605" text:style-name="WWNum11">
        <text:list-item>
          <text:p text:style-name="P12"><text:span text:style-name="T11">Co: | Kdo: | Termín dokončení: | Stav (Splněno / V řešení):</text:span></text:p>
        </text:list-item>
        <text:list-item>
          <text:p text:style-name="P19"><text:span text:style-name="T15">[Doplňte úkol] | [Doplňte jméno] | [Doplňte termín] | [Doplňte stav]</text:span></text:p>
        </text:list-item>
        <text:list-item>
          <text:p text:style-name="P19"><text:span text:style-name="T15">[Doplňte úkol] | [Doplňte jméno] | [Doplňte termín] | [Doplňte stav]</text:span></text:p>
        </text:list-item>
        <text:list-item>
          <text:p text:style-name="P28"><text:span text:style-name="T15">[Doplňte úkol] | [Doplňte jméno] | [Doplňte termín] | [Doplňte stav]</text:span></text:p>
        </text:list-item>
      </text:list>
      <text:p text:style-name="Standard"/>
      <text:p text:style-name="P33"><text:bookmark text:name="_c0uu9jsad11"/><text:span text:style-name="T7">4. Hardware a seznam komponent</text:span></text:p>
      <text:p text:style-name="P2"><text:span text:style-name="T14">(Seznam součástek, které nejsou ve standardním školním setu a je nutné je zajistit.)</text:span></text:p>
      <text:list xml:id="list1615084329" text:style-name="WWNum10">
        <text:list-item>
          <text:p text:style-name="P13"><text:span text:style-name="T11">Název komponenty | Odkaz na e-shop | Cena (nebo uveďte "Je ve škole")</text:span></text:p>
        </text:list-item>
        <text:list-item>
          <text:p text:style-name="P29">[Např. Senzor vlhkosti půdy] | [Odkaz] | [85 Kč / Je ve škole mimo sety/ pořídíme si svépomocí]</text:p>
        </text:list-item>
      </text:list>
      <text:p text:style-name="P32"/>
      <text:p text:style-name="P35"><text:bookmark text:name="_fdm7hx3uustz"/></text:p>
      <text:p text:style-name="P33"><text:bookmark text:name="_6nh20vgm5lwj"/><text:span text:style-name="T7">5. Projektové soubory a kód</text:span></text:p>
      <text:p text:style-name="P2">Vytvořte si na Google Disku společnou složku. Do ní si budete ukládat zdrojové kódy (zip projektů), stažené Arduino knihovny, fotky ze stavby a další materiály. Složku nasdílejte učitelům s právem "Čtenář", členům týmu s právem “Upravit”. Do této složky průběžně ukládejte vše, co projektu potřebujete, abyste v případě kdy bude některý z členů týmu nepřítomný, mohli pokračovat v práci.</text:p>
      <text:list xml:id="list3831132312" text:style-name="WWNum5">
        <text:list-item>
          <text:p text:style-name="P9"><text:span text:style-name="T11">Odkaz na naši sdílenou složku na Disku:</text:span> [Vložte odkaz]</text:p>
        </text:list-item>
      </text:list>
      <text:p text:style-name="P2"><text:span text:style-name="T11">Seznam použitých Arduino knihoven:</text:span> <text:span text:style-name="T14">(Vypište knihovny, které ve svém kódu využíváte, např. DHT.h, WiFi.h)</text:span></text:p>
      <text:list xml:id="list1685680360" text:style-name="WWNum4">
        <text:list-item>
          <text:p text:style-name="P14">[Doplňte název knihovny]</text:p>
        </text:list-item>
        <text:list-item>
          <text:p text:style-name="P30"><text:soft-page-break/>[Doplňte název knihovny]</text:p>
        </text:list-item>
      </text:list>
      <text:p text:style-name="P35"><text:bookmark text:name="_c8o5mbap104j"/></text:p>
      <text:p text:style-name="Standard"/>
      <text:p text:style-name="Standard"/>
      <text:p text:style-name="P33"><text:bookmark text:name="_xoy2wdgakjgr"/><text:span text:style-name="T7">6. Konstrukce a fyzické zapojení</text:span></text:p>
      <text:list xml:id="list554330310" text:style-name="WWNum9">
        <text:list-item>
          <text:p text:style-name="P15"><text:span text:style-name="T11">Datum dokončení zapojení:</text:span> [Doplňte datum]</text:p>
        </text:list-item>
        <text:list-item>
          <text:p text:style-name="P20"><text:span text:style-name="T11">Fotografie zapojení:</text:span></text:p>
          <text:list>
            <text:list-item>
              <text:p text:style-name="P23"><text:span text:style-name="T14">[Sem vložte 1–2 jasné fotky vašeho zapojeného Arduina a obvodů na nepájivém poli]</text:span></text:p>
            </text:list-item>
          </text:list>
        </text:list-item>
        <text:list-item>
          <text:p text:style-name="P20"><text:span text:style-name="T11">Poznámky k zapojení:</text:span></text:p>
          <text:list>
            <text:list-item>
              <text:p text:style-name="P23"><text:span text:style-name="T14">(Např.: Na jaké piny jste připojili senzory? Na co si dát pozor při napájení?)</text:span></text:p>
            </text:list-item>
            <text:list-item>
              <text:p text:style-name="P26">[Doplňte poznámky]</text:p>
            </text:list-item>
          </text:list>
        </text:list-item>
      </text:list>
      <text:p text:style-name="P35"><text:bookmark text:name="_ty2c8x8ph7tc"/></text:p>
      <text:p text:style-name="P33"><text:bookmark text:name="_byyjptwg917w"/><text:span text:style-name="T7">7. Oživení a IoT komunikace (Další kroky)</text:span></text:p>
      <text:p text:style-name="P2"><text:span text:style-name="T14">(Zaznamenejte si postup nahrávání kódu a propojení s internetem)</text:span></text:p>
      <text:list xml:id="list231644058" text:style-name="WWNum6">
        <text:list-item>
          <text:p text:style-name="P16"><text:span text:style-name="T11">Úspěšné nahrání kódu (Datum):</text:span> [Doplňte datum]</text:p>
        </text:list-item>
        <text:list-item>
          <text:p text:style-name="P31"><text:span text:style-name="T11">IoT Platforma / Aplikace (Kde se data z Arduina zobrazují):</text:span> <text:span text:style-name="T14">(Např. Arduino Cloud, Blynk, ThingSpeak...)</text:span></text:p>
        </text:list-item>
      </text:list>
      <text:p text:style-name="P35"><text:bookmark text:name="_o09o5vpq8l40"/></text:p>
      <text:p text:style-name="P33"><text:bookmark text:name="_9ku0n8evncd1"/><text:span text:style-name="T7">8. Výsledná prezentace (video)</text:span></text:p>
      <text:p text:style-name="P2">Až bude váš projekt hotový a funkční, natočte krátké video, které vaše řešení představuje v akci.</text:p>
      <text:list xml:id="list4223242511" text:style-name="WWNum1">
        <text:list-item>
          <text:p text:style-name="P10"><text:span text:style-name="T11">Odkaz na video s prezentací výsledného produktu:</text:span> [Vložte odkaz]</text:p>
        </text:list-item>
      </text:list>
      <text:p text:style-name="Standard"/>
      <text:p text:style-name="P33"><text:bookmark text:name="_qx7k4p3v7m28"/><text:soft-page-break/><text:span text:style-name="T7">9. Závěrečná sebereflexe týmu</text:span></text:p>
      <text:p text:style-name="P2"><text:span text:style-name="T14">(Vyplňte na úplný závěr projektu)</text:span></text:p>
      <text:list xml:id="list1036887378" text:style-name="WWNum2">
        <text:list-item>
          <text:p text:style-name="P17"><text:span text:style-name="T11">Co se dařilo / co se povedlo nejvíce?</text:span></text:p>
          <text:list>
            <text:list-item>
              <text:p text:style-name="P24">[Doplňte]</text:p>
            </text:list-item>
          </text:list>
        </text:list-item>
        <text:list-item>
          <text:p text:style-name="P21"><text:span text:style-name="T11">Co se naopak nedařilo / co dělalo největší problémy?</text:span></text:p>
          <text:list>
            <text:list-item>
              <text:p text:style-name="P24">[Doplňte]</text:p>
            </text:list-item>
          </text:list>
        </text:list-item>
        <text:list-item>
          <text:p text:style-name="P21"><text:span text:style-name="T11">Jak spolupracoval tým? (Zhodnocení naší práce)</text:span></text:p>
          <text:list>
            <text:list-item>
              <text:p text:style-name="P27">[Doplňte]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202124" style:font-name="Roboto" fo:font-size="12pt" fo:language="cs" fo:country="none" style:letter-kerning="false" style:font-name-asian="Roboto1" style:font-size-asian="12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202124" style:font-name="Roboto" fo:font-size="12pt" fo:language="cs" fo:country="none" style:letter-kerning="false" style:font-name-asian="Roboto1" style:font-size-asian="12pt" style:language-asian="zh" style:country-asian="CN" style:font-name-complex="Roboto1" style:font-size-complex="12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margin-top="0.139in" fo:margin-bottom="0in" loext:contextual-spacing="false" fo:line-height="125%" fo:text-indent="-0.2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25%" fo:keep-together="always" fo:break-before="auto" fo:break-after="auto" fo:keep-with-next="always"/>
      <style:text-properties fo:color="#039be5" style:font-name="Proxima Nova" fo:font-family="'Proxima Nova'" style:font-family-generic="roman" style:font-pitch="variable" fo:font-size="18pt" style:font-name-asian="Proxima Nova1" style:font-family-asian="'Proxima Nova'" style:font-family-generic-asian="system" style:font-pitch-asian="variable" style:font-size-asian="18pt" style:font-name-complex="Proxima Nova1" style:font-family-complex="'Proxima Nova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25%" fo:keep-together="always" fo:break-before="auto" fo:break-after="auto" fo:keep-with-next="always"/>
      <style:text-properties style:font-name="Proxima Nova" fo:font-family="'Proxima Nova'" style:font-family-generic="roman" style:font-pitch="variable" fo:font-size="14pt" style:font-name-asian="Proxima Nova1" style:font-family-asian="'Proxima Nova'" style:font-family-generic-asian="system" style:font-pitch-asian="variable" style:font-size-asian="14pt" style:font-name-complex="Proxima Nova1" style:font-family-complex="'Proxima Nova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fo:font-size="12pt" style:font-size-asian="12pt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break-before="auto" fo:break-after="auto" fo:keep-with-next="always"/>
      <style:text-properties fo:color="#039be5" fo:font-size="24pt" style:font-size-asian="24pt" style:font-size-complex="24pt"/>
    </style:style>
    <style:style style:name="Subtitle" style:family="paragraph" style:parent-style-name="normal" style:next-style-name="Standard" style:default-outline-level="" style:class="chapter">
      <style:paragraph-properties fo:line-height="100%" fo:keep-together="always" fo:break-before="auto" fo:break-after="auto" fo:keep-with-next="always"/>
      <style:text-properties fo:color="#404040" fo:font-size="24pt" style:font-size-asian="24pt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0.3929in" fo:margin-right="0.3929in" fo:background-color="#ffffff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4" meta:paragraph-count="71" meta:word-count="548" meta:character-count="3329" meta:non-whitespace-character-count="2850"/>
    <meta:generator>LibreOfficeDev/6.0.5.2$Linux_X86_64 LibreOffice_project/</meta:generator>
  </office:meta>
</office:document-meta>
</file>